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74.1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C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ken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emmas</text:p>
          </table:table-cell>
          <table:table-cell office:value-type="string" calcext:value-type="string">
            <text:p>morph</text:p>
          </table:table-cell>
        </table:table-row>
        <table:table-row table:style-name="ro1">
          <table:table-cell office:value-type="string" calcext:value-type="string">
            <text:p>Hai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rde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r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Hardoï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ardon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ug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ugré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et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steïf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Sil</text:p>
          </table:table-cell>
          <table:table-cell office:value-type="string" calcext:value-type="string">
            <text:p>ADVgen.PROper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on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hev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st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ï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onré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ve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igaud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isiciie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sa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oï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ï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eu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se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gev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ieu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lec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g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u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nt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orn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t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sa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rrie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or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Juqu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jhes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rouv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ar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viro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viro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XX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X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s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ep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vrom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u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orn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t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resp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ï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eu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ï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öil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üss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ll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orgue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r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lec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moi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ig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ibau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l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la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erv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lz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lz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plai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p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um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pe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ou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oi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treto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donr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ut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rnar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me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eu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leï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alë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u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ont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ï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ugr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augré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o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ugré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augré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e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an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q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qu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vï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ur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lév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v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on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nev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igaud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ibau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rnar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conven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o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es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quo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noiss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eg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m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v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os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lz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r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menev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l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eill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illi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d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il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ffe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i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al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nt—Seur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pain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ui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eil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illier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umina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uminai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m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m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amp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pain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tend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gue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epart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ui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orm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torm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chaugue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amoni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er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ogre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min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nv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ro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ï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ü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orro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ngev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uferra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pe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Hu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ambrois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ambra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cebor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onlo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lera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uva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ud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ud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pe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rgoing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ren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r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spon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T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es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t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gu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ast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scun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ervest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ervest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ga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o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ui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ser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uet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r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tif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antif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orneï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tornëiz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vi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is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gu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s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pe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gne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si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ss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ia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onc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Juq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erber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erberg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l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vaï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nvä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onsen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ne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ernar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ostie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ste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vien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os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arn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Juqu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jhesu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or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t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n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oulo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m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sp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ie3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onci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onc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orgue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ue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ervest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rvesti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rrie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si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Onc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ë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ui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jorn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jorn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d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t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ï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tor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ho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ngi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ü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boiv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ouch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rm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go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gu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t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tre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tre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rri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rrier(e)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tr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e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dorm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dorm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scu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pe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ro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roter2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roup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utre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utre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rem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a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reto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rm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ouch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ul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rien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l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rgoing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e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tre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utre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rom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u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r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o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bia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ulel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clarc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clarc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jes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enestre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tit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ouvr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vri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lar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lar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m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m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iev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uç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st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Treto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rm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e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ha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ss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ma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r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storm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mf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ueuv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jes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o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pe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sgard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gard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eü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croi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croistre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r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conv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scr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v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d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t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heu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r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meng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ü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garn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torn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aill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part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mf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a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ï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cu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u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m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rm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n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uillaum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cl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ce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res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sn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Ve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eto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o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ier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ast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asti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i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romondi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utonn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ençognier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ar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al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hom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ra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ongu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ong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o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eu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nque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o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estou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z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ne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imm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fai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nttera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romond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moi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asa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ui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uich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end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t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uv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ov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erja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c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aran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r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al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omondi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uillau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uiti(s)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untb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auconn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rdu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ertu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rqu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u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ienr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erbe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erberg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o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Hu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Quant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antqu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rt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fro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la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lamen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audoï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udoï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ro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mie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thene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l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maurr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iauvoi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ufor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ondid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ir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ce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joceram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pré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eu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e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Guillaum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cl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or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lergi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e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ier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ymog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imoge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Joceau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lëiz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aud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udr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osteï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hampain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mpl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mpl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eïss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hi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un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vi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abl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abl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tail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n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ng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el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mfor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forcier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r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ïss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ez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uisin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uisin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n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z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ostie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te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l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haube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ndo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ncess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scu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o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cheva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rm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X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bel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mbat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mpe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end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andar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r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rja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u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ost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dauss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ier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er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e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rr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ena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o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ien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ch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aint-mich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u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lor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spre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spremo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ier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osteï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ohera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u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roy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noi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uitov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uev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uef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q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maur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alo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aamel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ier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rchar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rch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iv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ivie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uit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orquere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orque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et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leau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lech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uich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uischar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iaug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iauvez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Hu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ten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effr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gev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did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ndid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ichar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ichar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le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cani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erneï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c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o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orgoin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be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igla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c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rden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rdeno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ier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utie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u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mbrois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fort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ui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eill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illie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or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in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tail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menc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utes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ngiee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egné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ne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sreng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all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en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l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r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ba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ien2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o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onç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urement2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etui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scr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öeilli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rmon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ormont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rn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r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bat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Tier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er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nest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enest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lam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audoï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audoï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p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f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in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r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or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mm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v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ntred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red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uqu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gre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g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m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nev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rgoing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or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on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ro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eïss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ross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nc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la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u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r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rriz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navr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laim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chet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itif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ev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for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forcier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r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orn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bateï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batëiz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eï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uill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gloi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untb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nt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s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i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sni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steï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ra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reto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eva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ou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tor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ouff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sconf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sconf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u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gev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u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ost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r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steïf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stend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andar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oz</text:p>
          </table:table-cell>
          <table:table-cell office:value-type="string" calcext:value-type="string">
            <text:p>PROp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sor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st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eu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ï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ä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n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ffend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r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Icet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icest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r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u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uff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ADVint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ogre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m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l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urement2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at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n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ngu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rv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pré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ubli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nchal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rchac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rro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cu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norr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s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ï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ier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a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v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nt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o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nui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nu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gu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gait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G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ue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endroi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endro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orm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orm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sper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t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v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ë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torn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el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ro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omes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c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av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ll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i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ig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ibau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il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erv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hera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vo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v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ï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vien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be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o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roi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e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u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at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v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e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av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c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cu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erro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en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olentiei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ube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tor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coup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tre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utre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rui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bani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nie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nonc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pega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ti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hur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hurt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hiau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oitevi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enice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Liev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ou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ud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i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obscur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urco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aillo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lëa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br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e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ll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arp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rp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fo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m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ess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ssal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cont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l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iè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romond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onn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igaud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ibau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v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rnar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igla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u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rag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don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endu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ba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ba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Guill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gloi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untb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ormon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ormont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rn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orn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robierg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rochai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n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nt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Coup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isa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age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eu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l</text:p>
          </table:table-cell>
          <table:table-cell office:value-type="string" calcext:value-type="string">
            <text:p>DETr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o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uillaum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englo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untb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remontt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emon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rnar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s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a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ogre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c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uens</text:p>
          </table:table-cell>
          <table:table-cell office:value-type="string" calcext:value-type="string">
            <text:p>PRO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sbaud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sbaud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tail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e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ete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arte</text:p>
          </table:table-cell>
          <table:table-cell office:value-type="string" calcext:value-type="string">
            <text:p>PROord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la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oin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ess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ssal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erja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la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eu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ogre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ndorm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ndorm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utre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ommen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utt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lot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lle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esle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lere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oloro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eu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sni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rch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rch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val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u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mbrois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onfor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n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rg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nev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rgoing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anier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entaill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la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erv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iss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e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u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gre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esgar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eü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öeil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e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en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de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ombatu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rd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gue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all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ois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MODE=ind|TEMPS=psp|PERS.=3|NOMB.=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21:25:28.389055212</dc:date>
    <meta:editing-duration>PT2M56S</meta:editing-duration>
    <meta:editing-cycles>1</meta:editing-cycles>
    <meta:document-statistic meta:table-count="1" meta:cell-count="9132" meta:object-count="0"/>
    <meta:generator>LibreOffice/5.1.6.2$Linux_X86_64 LibreOffice_project/10m0$Build-2</meta:generator>
  </office:meta>
</office:document-meta>
</file>